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36">
      <style:table-cell-properties fo:border="thin solid #000000" fo:background-color="#D9E1F2"/>
    </style:style>
    <style:style style:name="ce5" style:family="table-cell" style:parent-style-name="Default" style:data-style-name="N36">
      <style:table-cell-properties fo:border="thin solid #000000" fo:background-color="#E2EFDA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E7E6E6"/>
    </style:style>
    <style:style style:name="ce9" style:family="table-cell" style:parent-style-name="Default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4" table:number-rows-spanned="1" table:style-name="ce11">
            <text:p>&lt;Author/SeriesTitle&gt;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8"/>
          <table:table-cell office:value-type="string" table:style-name="ce10">
            <text:p>contract due</text:p>
          </table:table-cell>
          <table:table-cell office:value-type="string" table:style-name="ce10">
            <text:p>approved new dates</text:p>
          </table:table-cell>
          <table:table-cell office:value-type="string" table:style-name="ce9">
            <text:p>submitt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roject 1</text:p>
          </table:table-cell>
          <table:table-cell table:style-name="ce3"/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6">
            <text:p>Project 2</text:p>
          </table:table-cell>
          <table:table-cell table:style-name="ce3"/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6">
            <text:p>Project 3</text:p>
          </table:table-cell>
          <table:table-cell table:style-name="ce3"/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6">
            <text:p>Project 4</text:p>
          </table:table-cell>
          <table:table-cell table:style-name="ce3"/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7">
            <text:p>Project 5</text:p>
          </table:table-cell>
          <table:table-cell table:style-name="ce3"/>
          <table:table-cell table:style-name="ce4"/>
          <table:table-cell table:style-name="ce5"/>
          <table:table-cell table:number-columns-repeated="16380"/>
        </table:table-row>
        <table:table-row table:number-rows-repeated="5"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month/>
      <number:text>/</number:text>
      <number:day/>
      <number:text>/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Connor O'Brien</meta:initial-creator>
    <dc:creator>Connor O'Brien</dc:creator>
    <meta:creation-date>2021-05-24T02:09:10Z</meta:creation-date>
    <dc:date>2021-06-06T23:59:07Z</dc:date>
  </office:meta>
</office:document-meta>
</file>